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2" style:family="graphic" style:parent-style-name="standard">
      <style:graphic-properties draw:stroke="none" svg:stroke-color="#000000" draw:fill="none" draw:fill-color="#ffffff" fo:min-height="1.577cm"/>
    </style:style>
    <style:style style:name="gr3" style:family="graphic" style:parent-style-name="standard">
      <style:graphic-properties svg:stroke-color="#b2b2b2" draw:fill-color="#dee6ef" draw:textarea-horizontal-align="justify" draw:textarea-vertical-align="middle" draw:auto-grow-height="false" fo:min-height="0.174cm" fo:min-width="0.136cm"/>
    </style:style>
    <style:style style:name="gr4" style:family="graphic" style:parent-style-name="standard">
      <style:graphic-properties draw:stroke="none" svg:stroke-color="#000000" draw:fill="none" draw:fill-color="#ffffff" fo:min-height="0.789cm"/>
    </style:style>
    <style:style style:name="gr5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dash" draw:stroke-dash="Fine_20_Dashed" svg:stroke-width="0.035cm" draw:marker-start-width="0.252cm" draw:marker-end-width="0.252cm" draw:opacity="0%" draw:opacity-name="" draw:textarea-horizontal-align="justify" draw:textarea-vertical-align="top" draw:auto-grow-height="false" fo:min-height="5.939cm" fo:min-width="2.26cm" fo:padding-top="0.142cm" fo:padding-bottom="0.142cm" fo:padding-left="0.267cm" fo:padding-right="0.267cm"/>
    </style:style>
    <style:style style:name="gr9" style:family="graphic" style:parent-style-name="objectwithoutfill">
      <style:graphic-properties draw:marker-end="" draw:marker-end-width="0.3cm" draw:fill="solid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11" style:family="graphic" style:parent-style-name="standard">
      <style:graphic-properties draw:fill-color="#000000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13" style:family="graphic" style:parent-style-name="objectwithoutfill">
      <style:graphic-properties svg:stroke-color="#000000" draw:fill="solid" draw:textarea-vertical-align="middle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fo:min-height="0.949cm"/>
    </style:style>
    <style:style style:name="gr16" style:family="graphic" style:parent-style-name="standard">
      <style:graphic-properties svg:stroke-color="#b2b2b2" draw:fill-color="#dee6ef" draw:textarea-horizontal-align="justify" draw:textarea-vertical-align="middle" draw:auto-grow-height="false" fo:min-height="1.019cm" fo:min-width="0.135cm"/>
    </style:style>
    <style:style style:name="gr17" style:family="graphic" style:parent-style-name="objectwithoutfill">
      <style:graphic-properties svg:stroke-color="#b2b2b2" draw:fill="solid" draw:fill-color="#dee6ef" draw:textarea-vertical-align="middle"/>
    </style:style>
    <style:style style:name="gr18" style:family="graphic" style:parent-style-name="standard">
      <style:graphic-properties svg:stroke-color="#b2b2b2" draw:fill-color="#dee6ef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svg:stroke-color="#b2b2b2" draw:fill-color="#dee6ef" draw:textarea-horizontal-align="justify" draw:textarea-vertical-align="middle" draw:auto-grow-height="false" fo:min-height="1.02cm" fo:min-width="0.135cm"/>
    </style:style>
    <style:style style:name="gr20" style:family="graphic" style:parent-style-name="standard">
      <style:graphic-properties draw:stroke="dash" draw:stroke-dash="Fine_20_Dashed" svg:stroke-width="0.035cm" draw:marker-start-width="0.252cm" draw:marker-end-width="0.252cm" draw:opacity="0%" draw:opacity-name="" draw:textarea-horizontal-align="justify" draw:textarea-vertical-align="top" draw:auto-grow-height="false" fo:min-height="6.575cm" fo:min-width="7.848cm" fo:padding-top="0.142cm" fo:padding-bottom="0.142cm" fo:padding-left="0.267cm" fo:padding-right="0.267cm"/>
    </style:style>
    <style:style style:name="gr21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22" style:family="graphic" style:parent-style-name="standard">
      <style:graphic-properties draw:stroke="none" svg:stroke-color="#000000" draw:fill="none" draw:fill-color="#ffffff" fo:min-height="1.273cm"/>
    </style:style>
    <style:style style:name="gr23" style:family="graphic" style:parent-style-name="standard">
      <style:graphic-properties draw:textarea-horizontal-align="justify" draw:textarea-vertical-align="middle" draw:auto-grow-height="false" fo:min-height="0.174cm" fo:min-width="0.136cm"/>
    </style:style>
    <style:style style:name="gr24" style:family="graphic" style:parent-style-name="standard">
      <style:graphic-properties draw:stroke="dash" draw:stroke-dash="Fine_20_Dashed" svg:stroke-width="0.035cm" draw:marker-start-width="0.252cm" draw:marker-end-width="0.252cm" draw:opacity="0%" draw:opacity-name="" draw:textarea-horizontal-align="justify" draw:textarea-vertical-align="top" draw:auto-grow-height="false" fo:min-height="6.574cm" fo:min-width="2.641cm" fo:padding-top="0.142cm" fo:padding-bottom="0.142cm" fo:padding-left="0.267cm" fo:padding-right="0.267cm"/>
    </style:style>
    <style:style style:name="gr25" style:family="graphic" style:parent-style-name="standard">
      <style:graphic-properties draw:fill-color="#729fcf" draw:textarea-horizontal-align="justify" draw:textarea-vertical-align="middle" draw:auto-grow-height="false" fo:min-height="1.02cm" fo:min-width="0.77cm"/>
    </style:style>
    <style:style style:name="gr26" style:family="graphic" style:parent-style-name="standard">
      <style:graphic-properties draw:fill-color="#729fcf" draw:textarea-horizontal-align="justify" draw:textarea-vertical-align="middle" draw:auto-grow-height="false" fo:min-height="0cm" fo:min-width="0.136cm"/>
    </style:style>
    <style:style style:name="gr27" style:family="graphic" style:parent-style-name="standard">
      <style:graphic-properties draw:stroke="none" svg:stroke-color="#000000" draw:fill="none" draw:fill-color="#ffffff" fo:min-height="0.639cm"/>
    </style:style>
    <style:style style:name="gr28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gr29" style:family="graphic" style:parent-style-name="standard">
      <style:graphic-properties draw:stroke="none" svg:stroke-color="#000000" draw:fill="none" draw:fill-color="#ffffff" fo:min-height="1.423cm"/>
    </style:style>
    <style:style style:name="gr30" style:family="graphic" style:parent-style-name="standard">
      <style:graphic-properties draw:marker-end="Short_20_line_20_Arrow" draw:fill-color="#000000" draw:textarea-vertical-align="middle"/>
    </style:style>
    <style:style style:name="gr31" style:family="graphic" style:parent-style-name="standard">
      <style:graphic-properties draw:stroke="none" svg:stroke-color="#000000" draw:fill="none" draw:fill-color="#ffffff" fo:min-height="0.512cm"/>
    </style:style>
    <style:style style:name="gr32" style:family="graphic" style:parent-style-name="standard">
      <style:graphic-properties draw:stroke="none" svg:stroke-color="#000000" draw:fill="none" draw:fill-color="#ffffff" fo:min-height="0.765cm"/>
    </style:style>
    <style:style style:name="gr33" style:family="graphic" style:parent-style-name="standard">
      <style:graphic-properties draw:stroke="none" svg:stroke-color="#000000" draw:fill="none" draw:fill-color="#ffffff" fo:min-height="0.319cm"/>
    </style:style>
    <style:style style:name="gr34" style:family="graphic" style:parent-style-name="standard">
      <style:graphic-properties svg:stroke-width="0.035cm" draw:marker-start-width="0.253cm" draw:marker-end-width="0.253cm" draw:opacity="0%" draw:opacity-name="" draw:textarea-horizontal-align="justify" draw:textarea-vertical-align="middle" draw:auto-grow-height="false" fo:min-height="0.254cm" fo:min-width="0.004cm" fo:padding-top="0.143cm" fo:padding-bottom="0.143cm" fo:padding-left="0.268cm" fo:padding-right="0.268cm"/>
    </style:style>
    <style:style style:name="gr35" style:family="graphic" style:parent-style-name="objectwithoutfill">
      <style:graphic-properties svg:stroke-width="0.035cm" draw:marker-start-width="0.253cm" draw:marker-end-width="0.253cm" draw:fill="solid" draw:fill-color="#000000" draw:textarea-vertical-align="middle" fo:padding-top="0.143cm" fo:padding-bottom="0.143cm" fo:padding-left="0.268cm" fo:padding-right="0.268cm"/>
    </style:style>
    <style:style style:name="gr36" style:family="graphic" style:parent-style-name="standard">
      <style:graphic-properties svg:stroke-width="0.035cm" draw:marker-start-width="0.253cm" draw:marker-end-width="0.253cm" draw:opacity="0%" draw:opacity-name="" draw:textarea-horizontal-align="justify" draw:textarea-vertical-align="middle" draw:auto-grow-height="false" fo:min-height="0cm" fo:min-width="0cm" fo:padding-top="0.143cm" fo:padding-bottom="0.143cm" fo:padding-left="0.268cm" fo:padding-right="0.268cm"/>
    </style:style>
    <style:style style:name="gr37" style:family="graphic" style:parent-style-name="standard">
      <style:graphic-properties draw:stroke="none" draw:fill="none" draw:fill-color="#000000" fo:min-height="0.396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8pt" style:font-size-complex="8pt"/>
    </style:style>
    <style:style style:name="P3" style:family="paragraph">
      <loext:graphic-properties draw:fill="none" draw:fill-color="#ffffff"/>
      <style:text-properties fo:font-size="10pt" style:font-size-asian="8pt" style:font-size-complex="8pt"/>
    </style:style>
    <style:style style:name="P4" style:family="paragraph">
      <loext:graphic-properties draw:fill-color="#dee6ef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opacity="0%"/>
      <style:paragraph-properties fo:text-align="start"/>
      <style:text-properties fo:font-size="8pt" style:font-size-asian="8pt" style:font-size-complex="8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solid" draw:fill-color="#dee6ef"/>
      <style:paragraph-properties fo:text-align="center"/>
    </style:style>
    <style:style style:name="P12" style:family="paragraph">
      <style:paragraph-properties fo:text-align="start"/>
      <style:text-properties fo:font-size="12pt" style:font-size-asian="12pt" style:font-size-complex="12pt"/>
    </style:style>
    <style:style style:name="P13" style:family="paragraph">
      <loext:graphic-properties draw:opacity="0%"/>
      <style:paragraph-properties fo:text-align="start"/>
      <style:text-properties fo:font-size="12pt" style:font-size-asian="12pt" style:font-size-complex="12pt"/>
    </style:style>
    <style:style style:name="P14" style:family="paragraph">
      <loext:graphic-properties draw:fill-color="#729fcf"/>
      <style:paragraph-properties fo:text-align="center"/>
    </style:style>
    <style:style style:name="P15" style:family="paragraph">
      <loext:graphic-properties draw:opacity="0%"/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="solid" draw:fill-color="#000000"/>
      <style:paragraph-properties fo:text-align="center"/>
    </style:style>
    <style:style style:name="P17" style:family="paragraph">
      <loext:graphic-properties draw:fill="none" draw:fill-color="#000000"/>
    </style:style>
    <style:style style:name="T1" style:family="text">
      <style:text-properties style:font-size-asian="8pt" style:font-size-complex="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6.207cm" svg:y="14.971cm">
          <text:p text:style-name="P1">~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921cm" svg:height="1.827cm" svg:x="22.336cm" svg:y="13.701cm">
          <draw:text-box>
            <text:p text:style-name="P2"><text:span text:style-name="T1">MGA81563</text:span></text:p>
            <text:p text:style-name="P2"><text:span text:style-name="T1">Gain = 12dB</text:span></text:p>
            <text:p text:style-name="P2"><text:span text:style-name="T1">OIP3 = 27dBm</text:span></text:p>
          </draw:text-box>
        </draw:frame>
        <draw:custom-shape draw:style-name="gr3" draw:text-style-name="P4" xml:id="id9" draw:id="id9" draw:layer="layout" svg:width="1.27cm" svg:height="1.27cm" draw:transform="rotate (-1.57131992557049) translate (23.859cm 15.606cm)">
          <text:p text:style-name="P1"/>
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3" draw:layer="layout" svg:width="2.413cm" svg:height="1.039cm" svg:x="22.336cm" svg:y="16.875cm">
          <draw:text-box>
            <text:p text:style-name="P2"><text:span text:style-name="T1">MGA81563</text:span></text:p>
          </draw:text-box>
        </draw:frame>
        <draw:custom-shape draw:style-name="gr1" draw:text-style-name="P1" draw:layer="layout" svg:width="1.27cm" svg:height="1.27cm" svg:x="6.461cm" svg:y="14.97cm">
          <text:p text:style-name="P1">~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2" draw:id="id12" draw:layer="layout" svg:width="1.27cm" svg:height="1.27cm" svg:x="6.461cm" svg:y="12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6.641cm" svg:y1="12.623cm" svg:x2="7.552cm" svg:y2="13.508cm">
          <text:p/>
        </draw:line>
        <draw:line draw:style-name="gr6" draw:text-style-name="P5" draw:layer="layout" svg:x1="6.653cm" svg:y1="13.522cm" svg:x2="7.538cm" svg:y2="12.611cm">
          <text:p/>
        </draw:line>
        <draw:line draw:style-name="gr7" draw:text-style-name="P5" draw:layer="layout" svg:x1="7.096cm" svg:y1="14.971cm" svg:x2="7.096cm" svg:y2="13.701cm">
          <text:p/>
        </draw:line>
        <draw:custom-shape draw:style-name="gr8" draw:text-style-name="P7" draw:layer="layout" svg:width="2.794cm" svg:height="6.223cm" svg:x="6.08cm" svg:y="11.287cm">
          <text:p text:style-name="P6"><text:span text:style-name="T2">RFFC5072</text:span></text:p>
          <text:p text:style-name="P6"><text:span text:style-name="T3">Gain <text:s/>= -7 dB</text:span>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23.86cm" svg:y1="13.064cm" svg:x2="25.892cm" svg:y2="13.065cm">
          <text:p text:style-name="P1"/>
        </draw:line>
        <draw:custom-shape draw:style-name="gr10" draw:text-style-name="P1" xml:id="id1" draw:id="id1" draw:layer="layout" svg:width="1.27cm" svg:height="1.27cm" svg:x="13.7cm" svg:y="11.16cm">
          <text:p text:style-name="P1">LPF</text:p>
          <draw:enhanced-geometry svg:viewBox="0 0 21600 21600" draw:type="rectangle" draw:enhanced-path="M 0 0 L 21600 0 21600 21600 0 21600 0 0 Z N"/>
        </draw:custom-shape>
        <draw:custom-shape draw:style-name="gr10" draw:text-style-name="P1" xml:id="id3" draw:id="id3" draw:layer="layout" svg:width="1.27cm" svg:height="1.27cm" svg:x="13.7cm" svg:y="13.7cm">
          <text:p text:style-name="P1">HPF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svg:x1="14.97cm" svg:y1="11.795cm" svg:x2="16.24cm" svg:y2="12.685cm" draw:start-shape="id1" draw:start-glue-point="1" draw:end-shape="id2" draw:end-glue-point="7" svg:d="M14970 11795h635v890h635" svg:viewBox="0 0 1271 891">
          <text:p/>
        </draw:connector>
        <draw:connector draw:style-name="gr11" draw:text-style-name="P8" draw:layer="layout" svg:x1="14.97cm" svg:y1="14.335cm" svg:x2="16.24cm" svg:y2="13.383cm" draw:start-shape="id3" draw:start-glue-point="1" draw:end-shape="id2" draw:end-glue-point="5" svg:d="M14970 14335h645v-952h625" svg:viewBox="0 0 1271 953">
          <text:p/>
        </draw:connector>
        <draw:connector draw:style-name="gr11" draw:text-style-name="P8" draw:layer="layout" svg:x1="12.43cm" svg:y1="12.685cm" svg:x2="13.7cm" svg:y2="11.795cm" draw:start-shape="id4" draw:start-glue-point="7" draw:end-shape="id1" draw:end-glue-point="3" svg:d="M12430 12685h635v-890h635" svg:viewBox="0 0 1271 891">
          <text:p/>
        </draw:connector>
        <draw:connector draw:style-name="gr11" draw:text-style-name="P8" draw:layer="layout" svg:x1="12.43cm" svg:y1="13.382cm" svg:x2="13.7cm" svg:y2="14.335cm" draw:start-shape="id4" draw:start-glue-point="5" draw:end-shape="id3" draw:end-glue-point="3" svg:d="M12430 13382h625v953h645" svg:viewBox="0 0 1271 954">
          <text:p/>
        </draw:connector>
        <draw:frame draw:style-name="gr4" draw:text-style-name="P3" draw:layer="layout" svg:width="2.286cm" svg:height="1.039cm" svg:x="15.986cm" svg:y="13.64cm">
          <draw:text-box>
            <text:p text:style-name="P2"><text:span text:style-name="T1">SKY13350</text:span></text:p>
          </draw:text-box>
        </draw:frame>
        <draw:frame draw:style-name="gr4" draw:text-style-name="P3" draw:layer="layout" svg:width="2.286cm" svg:height="1.039cm" svg:x="10.906cm" svg:y="13.701cm">
          <draw:text-box>
            <text:p text:style-name="P2"><text:span text:style-name="T1">SKY13350</text:span></text:p>
          </draw:text-box>
        </draw:frame>
        <draw:connector draw:style-name="gr11" draw:text-style-name="P8" draw:layer="layout" svg:x1="21.32cm" svg:y1="13.064cm" svg:x2="22.589cm" svg:y2="13.065cm" draw:end-shape="id5" draw:end-glue-point="7" svg:d="M21320 13064h384v1h885" svg:viewBox="0 0 1270 2">
          <text:p/>
        </draw:connector>
        <draw:connector draw:style-name="gr11" draw:text-style-name="P8" draw:layer="layout" svg:x1="18.145cm" svg:y1="13.065cm" svg:x2="16.24cm" svg:y2="13.064cm" draw:start-shape="id6" draw:start-glue-point="3" svg:d="M18145 13065h-1203v-1h-702" svg:viewBox="0 0 1906 2">
          <text:p/>
        </draw:connector>
        <draw:g xml:id="id7" draw:id="id7">
          <draw:glue-point draw:id="4" svg:x="-5cm" svg:y="-3.5cm"/>
          <draw:glue-point draw:id="5" svg:x="-5cm" svg:y="2.5cm"/>
          <draw:glue-point draw:id="6" svg:x="-4cm" svg:y="-2cm"/>
          <draw:glue-point draw:id="7" svg:x="-5cm" svg:y="-3cm"/>
          <draw:glue-point draw:id="8" svg:x="1cm" svg:y="-3cm"/>
          <draw:glue-point draw:id="9" svg:x="-5cm" svg:y="-3.5cm" draw:escape-direction="left"/>
          <draw:glue-point draw:id="10" svg:x="-5.007cm" svg:y="-5.003cm"/>
          <draw:custom-shape draw:style-name="gr12" draw:text-style-name="P1" draw:layer="layout" svg:width="1.27cm" svg:height="1.27cm" svg:x="25.892cm" svg:y="12.43cm">
            <draw:glue-point draw:id="4" svg:x="-5cm" svg:y="-3cm" draw:escape-direction="left"/>
            <draw:glue-point draw:id="5" svg:x="-5cm" svg:y="2.5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" draw:text-style-name="P5" draw:layer="layout" svg:x1="27.035cm" svg:y1="13.135cm" svg:x2="26.019cm" svg:y2="12.571cm">
            <text:p/>
          </draw:line>
          <draw:custom-shape draw:style-name="gr14" draw:text-style-name="P8" draw:layer="layout" svg:width="0.127cm" svg:height="0.142cm" svg:x="26.908cm" svg:y="12.994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14" draw:text-style-name="P8" draw:layer="layout" svg:width="0.127cm" svg:height="0.141cm" svg:x="26.019cm" svg:y="12.57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14" draw:text-style-name="P8" draw:layer="layout" svg:width="0.127cm" svg:height="0.141cm" svg:x="26.019cm" svg:y="13.417cm">
            <text:p/>
  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  </draw:custom-shape>
          <draw:custom-shape draw:style-name="gr14" draw:text-style-name="P8" draw:layer="layout" svg:width="0.127cm" svg:height="0.142cm" svg:x="26.019cm" svg:y="12.994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</draw:g>
        <draw:connector draw:style-name="gr11" draw:text-style-name="P8" draw:layer="layout" svg:x1="27.162cm" svg:y1="13.065cm" svg:x2="28.052cm" svg:y2="13.065cm" draw:start-shape="id7" draw:end-shape="id8" draw:end-glue-point="4" svg:d="M27162 13065h890" svg:viewBox="0 0 891 1">
          <text:p/>
        </draw:connector>
        <draw:frame draw:style-name="gr15" draw:text-style-name="P10" draw:layer="layout" svg:width="2.935cm" svg:height="1.199cm" svg:x="25.624cm" svg:y="4.175cm">
          <draw:text-box>
            <text:p text:style-name="P9"><text:span text:style-name="T2">TX_IF</text:span></text:p>
            <text:p text:style-name="P9"><text:span text:style-name="T2">(2.4 GHz)</text:span></text:p>
          </draw:text-box>
        </draw:frame>
        <draw:connector draw:style-name="gr11" draw:text-style-name="P8" draw:layer="layout" draw:line-skew="0.508cm" svg:x1="23.86cm" svg:y1="16.24cm" svg:x2="25.892cm" svg:y2="13.382cm" draw:start-shape="id9" draw:start-glue-point="7" draw:end-shape="id7" draw:end-glue-point="5" svg:d="M23860 16240h1524v-2858h508" svg:viewBox="0 0 2033 2859">
          <text:p/>
        </draw:connector>
        <draw:frame draw:style-name="gr4" draw:text-style-name="P3" draw:layer="layout" svg:width="2.286cm" svg:height="1.039cm" svg:x="19.796cm" svg:y="13.639cm">
          <draw:text-box>
            <text:p text:style-name="P2"><text:span text:style-name="T1">SKY13317</text:span></text:p>
          </draw:text-box>
        </draw:frame>
        <draw:connector draw:style-name="gr11" draw:text-style-name="P8" draw:layer="layout" draw:line-skew="-0.127cm" svg:x1="22.59cm" svg:y1="16.24cm" svg:x2="21.32cm" svg:y2="13.381cm" draw:start-shape="id9" draw:start-glue-point="4" draw:end-shape="id10" draw:end-glue-point="5" svg:d="M22590 16240h-762v-2859h-508" svg:viewBox="0 0 1271 2860">
          <text:p/>
        </draw:connector>
        <draw:connector draw:style-name="gr11" draw:text-style-name="P8" draw:layer="layout" svg:x1="18.78cm" svg:y1="13.064cm" svg:x2="20.05cm" svg:y2="13.064cm" svg:d="M18780 13064h1270" svg:viewBox="0 0 1271 1">
          <text:p/>
        </draw:connector>
        <draw:g xml:id="id11" draw:id="id11">
          <draw:custom-shape draw:style-name="gr16" draw:text-style-name="P4" draw:layer="layout" svg:width="0.635cm" svg:height="1.269cm" svg:x="9.89cm" svg:y="12.431cm">
            <draw:glue-point draw:id="4" svg:x="-4.976cm" svg:y="-3.5cm" draw:escape-direction="left"/>
            <draw:glue-point draw:id="5" svg:x="-4.976cm" svg:y="3cm" draw:escape-direction="left"/>
            <text:p/>
            <draw:enhanced-geometry svg:viewBox="0 0 21600 21600" draw:mirror-horizontal="false" draw:type="rectangle" draw:enhanced-path="M 0 0 L 21600 0 21600 21600 0 21600 0 0 Z N"/>
          </draw:custom-shape>
          <draw:line draw:style-name="gr17" draw:text-style-name="P11" draw:layer="layout" svg:x1="10.462cm" svg:y1="13.065cm" svg:x2="10.017cm" svg:y2="12.684cm">
            <text:p/>
          </draw:line>
          <draw:custom-shape draw:style-name="gr18" draw:text-style-name="P4" draw:layer="layout" svg:width="0.064cm" svg:height="0.063cm" svg:x="10.398cm" svg:y="13.00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18" draw:text-style-name="P4" draw:layer="layout" svg:width="0.063cm" svg:height="0.064cm" svg:x="9.954cm" svg:y="12.62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18" draw:text-style-name="P4" draw:layer="layout" svg:width="0.063cm" svg:height="0.063cm" svg:x="9.954cm" svg:y="13.383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</draw:g>
        <draw:g xml:id="id13" draw:id="id13">
          <draw:custom-shape draw:style-name="gr16" draw:text-style-name="P4" draw:layer="layout" svg:width="0.635cm" svg:height="1.269cm" svg:x="9.254cm" svg:y="12.43cm">
            <draw:glue-point draw:id="4" svg:x="5cm" svg:y="-3.5cm" draw:escape-direction="right"/>
            <draw:glue-point draw:id="5" svg:x="5cm" svg:y="3cm" draw:escape-direction="right"/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17" draw:text-style-name="P11" draw:layer="layout" svg:x1="9.319cm" svg:y1="13.065cm" svg:x2="9.764cm" svg:y2="12.684cm">
            <text:p/>
          </draw:line>
          <draw:custom-shape draw:style-name="gr18" draw:text-style-name="P4" draw:layer="layout" svg:width="0.063cm" svg:height="0.064cm" svg:x="9.318cm" svg:y="13.00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18" draw:text-style-name="P4" draw:layer="layout" svg:width="0.064cm" svg:height="0.063cm" svg:x="9.762cm" svg:y="12.62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18" draw:text-style-name="P4" draw:layer="layout" svg:width="0.064cm" svg:height="0.063cm" svg:x="9.762cm" svg:y="13.38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connector draw:style-name="gr11" draw:text-style-name="P8" draw:layer="layout" svg:x1="10.525cm" svg:y1="13.065cm" svg:x2="11.16cm" svg:y2="13.066cm" draw:start-shape="id11" draw:start-glue-point="1" svg:d="M10525 13065h568v1h67" svg:viewBox="0 0 636 2">
          <text:p/>
        </draw:connector>
        <draw:connector draw:style-name="gr11" draw:text-style-name="P8" draw:layer="layout" svg:x1="7.731cm" svg:y1="13.066cm" svg:x2="9.255cm" svg:y2="13.064cm" draw:start-shape="id12" draw:start-glue-point="10" draw:end-shape="id13" draw:end-glue-point="3" svg:d="M7731 13066h762v-2h762" svg:viewBox="0 0 1525 3">
          <text:p/>
        </draw:connector>
        <draw:connector draw:style-name="gr11" draw:text-style-name="P8" xml:id="id22" draw:id="id22" draw:layer="layout" draw:line-skew="2.051cm" svg:x1="18.145cm" svg:y1="12.684cm" svg:x2="13.782cm" svg:y2="10.853cm" draw:start-shape="id6" draw:start-glue-point="7" svg:d="M18145 12684h-381v-1831h-3982" svg:viewBox="0 0 4364 1832">
          <text:p/>
        </draw:connector>
        <draw:g xml:id="id14" draw:id="id14">
          <draw:custom-shape draw:style-name="gr19" draw:text-style-name="P4" draw:layer="layout" svg:width="0.635cm" svg:height="1.27cm" svg:x="5.191cm" svg:y="12.43cm">
            <draw:glue-point draw:id="4" svg:x="-4.976cm" svg:y="-3.5cm" draw:escape-direction="left"/>
            <draw:glue-point draw:id="5" svg:x="-4.976cm" svg:y="3cm" draw:escape-direction="left"/>
            <text:p/>
            <draw:enhanced-geometry svg:viewBox="0 0 21600 21600" draw:mirror-horizontal="false" draw:type="rectangle" draw:enhanced-path="M 0 0 L 21600 0 21600 21600 0 21600 0 0 Z N"/>
          </draw:custom-shape>
          <draw:line draw:style-name="gr13" draw:text-style-name="P5" draw:layer="layout" svg:x1="5.763cm" svg:y1="13.065cm" svg:x2="5.318cm" svg:y2="12.684cm">
            <text:p/>
          </draw:line>
          <draw:custom-shape draw:style-name="gr14" draw:text-style-name="P8" draw:layer="layout" svg:width="0.064cm" svg:height="0.063cm" svg:x="5.699cm" svg:y="13.00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14" draw:text-style-name="P8" draw:layer="layout" svg:width="0.063cm" svg:height="0.063cm" svg:x="5.255cm" svg:y="12.62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14" draw:text-style-name="P8" draw:layer="layout" svg:width="0.063cm" svg:height="0.063cm" svg:x="5.255cm" svg:y="13.383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</draw:g>
        <draw:connector draw:style-name="gr11" draw:text-style-name="P8" draw:layer="layout" svg:x1="4.81cm" svg:y1="13.066cm" svg:x2="5.191cm" svg:y2="13.065cm" draw:end-shape="id14" draw:end-glue-point="3" svg:d="M4810 13066h-121v-1h502" svg:viewBox="0 0 503 2">
          <text:p/>
        </draw:connector>
        <draw:connector draw:style-name="gr11" draw:text-style-name="P8" draw:layer="layout" svg:x1="6.461cm" svg:y1="13.066cm" svg:x2="5.826cm" svg:y2="13.065cm" draw:start-shape="id12" draw:start-glue-point="6" draw:end-shape="id14" draw:end-glue-point="1" svg:d="M6461 13066h-318v-1h-317" svg:viewBox="0 0 636 2">
          <text:p/>
        </draw:connector>
        <draw:custom-shape draw:style-name="gr20" draw:text-style-name="P7" draw:layer="layout" svg:width="8.382cm" svg:height="6.859cm" svg:x="17.002cm" svg:y="2.397cm">
          <text:p text:style-name="P6"><text:span text:style-name="T2">MAX2837</text:span></text:p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20.05cm" svg:y="6.716cm">
          <text:p text:style-name="P1">~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7" draw:id="id17">
          <draw:custom-shape draw:style-name="gr5" draw:text-style-name="P1" draw:layer="layout" svg:width="1.27cm" svg:height="1.27cm" svg:x="20.05cm" svg:y="4.8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5" draw:layer="layout" svg:x1="20.23cm" svg:y1="5.003cm" svg:x2="21.141cm" svg:y2="5.888cm">
            <text:p/>
          </draw:line>
          <draw:line draw:style-name="gr6" draw:text-style-name="P5" draw:layer="layout" svg:x1="20.242cm" svg:y1="5.902cm" svg:x2="21.127cm" svg:y2="4.991cm">
            <text:p/>
          </draw:line>
        </draw:g>
        <draw:line draw:style-name="gr7" draw:text-style-name="P5" draw:layer="layout" svg:x1="20.685cm" svg:y1="6.716cm" svg:x2="20.685cm" svg:y2="6.081cm">
          <text:p/>
        </draw:line>
        <draw:g xml:id="id15" draw:id="id15">
          <draw:custom-shape draw:style-name="gr5" draw:text-style-name="P1" draw:layer="layout" svg:width="1.27cm" svg:height="1.27cm" svg:x="20.05cm" svg:y="3.5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5" draw:layer="layout" svg:x1="20.23cm" svg:y1="3.733cm" svg:x2="21.141cm" svg:y2="4.618cm">
            <text:p/>
          </draw:line>
          <draw:line draw:style-name="gr6" draw:text-style-name="P5" draw:layer="layout" svg:x1="20.242cm" svg:y1="4.632cm" svg:x2="21.127cm" svg:y2="3.721cm">
            <text:p/>
          </draw:line>
        </draw:g>
        <draw:custom-shape draw:style-name="gr21" draw:text-style-name="P1" xml:id="id16" draw:id="id16" draw:layer="layout" svg:width="1.016cm" svg:height="1.016cm" svg:x="21.447cm" svg:y="4.3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svg:x1="21.32cm" svg:y1="4.176cm" svg:x2="21.955cm" svg:y2="4.303cm" draw:start-shape="id15" draw:start-glue-point="1" draw:end-shape="id16" draw:end-glue-point="4" svg:d="M21320 4176h635v127" svg:viewBox="0 0 636 128">
          <text:p/>
        </draw:connector>
        <draw:connector draw:style-name="gr11" draw:text-style-name="P8" draw:layer="layout" svg:x1="21.32cm" svg:y1="5.446cm" svg:x2="21.955cm" svg:y2="5.319cm" draw:start-shape="id17" draw:start-glue-point="1" draw:end-shape="id16" draw:end-glue-point="8" svg:d="M21320 5446h635v-127" svg:viewBox="0 0 636 128">
          <text:p/>
        </draw:connector>
        <draw:frame draw:style-name="gr22" draw:text-style-name="P3" draw:layer="layout" svg:width="3.683cm" svg:height="1.523cm" svg:x="22.971cm" svg:y="5.446cm">
          <draw:text-box>
            <text:p text:style-name="P2"><text:span text:style-name="T1">Gain = -33...12 dB</text:span></text:p>
            <text:p text:style-name="P2"><text:span text:style-name="T1">Max 0 dBm</text:span></text:p>
          </draw:text-box>
        </draw:frame>
        <draw:custom-shape draw:style-name="gr23" draw:text-style-name="P1" xml:id="id18" draw:id="id18" draw:layer="layout" svg:width="1.27cm" svg:height="1.27cm" draw:transform="rotate (-1.57131992557049) translate (24.496cm 4.17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1" draw:text-style-name="P8" draw:layer="layout" svg:x1="22.463cm" svg:y1="4.811cm" svg:x2="23.225cm" svg:y2="4.81cm" draw:start-shape="id16" draw:start-glue-point="10" draw:end-shape="id18" draw:end-glue-point="7" svg:d="M22463 4811h381v-1h381" svg:viewBox="0 0 763 2">
          <text:p/>
        </draw:connector>
        <draw:frame draw:style-name="gr2" draw:text-style-name="P3" draw:layer="layout" svg:width="4.445cm" svg:height="1.827cm" svg:x="19.796cm" svg:y="7.985cm">
          <draw:text-box>
            <text:p text:style-name="P2"><text:span text:style-name="T1">VCO 2300...2700 MHz</text:span></text:p>
            <text:p text:style-name="P2"><text:span text:style-name="T1">DC = -35 dBc</text:span></text:p>
            <text:p text:style-name="P2"><text:span text:style-name="T1">IQ err = -45 dBc</text:span></text:p>
          </draw:text-box>
        </draw:frame>
        <draw:connector draw:style-name="gr11" draw:text-style-name="P8" draw:layer="layout" draw:line-skew="3.309cm 0.919cm" svg:x1="24.496cm" svg:y1="4.81cm" svg:x2="3.54cm" svg:y2="13.131cm" draw:start-shape="id18" draw:start-glue-point="4" draw:end-shape="id19" draw:end-glue-point="3" svg:d="M24496 4810h3809v5080h-25266v3241h501" svg:viewBox="0 0 25267 8322">
          <text:p/>
        </draw:connector>
        <draw:custom-shape draw:style-name="gr1" draw:text-style-name="P1" draw:layer="layout" svg:width="1.27cm" svg:height="1.27cm" svg:x="6.715cm" svg:y="14.97cm">
          <text:p text:style-name="P1">~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1" draw:id="id21" draw:layer="layout" svg:width="1.27cm" svg:height="1.27cm" svg:x="17.51cm" svg:y="4.81cm">
          <text:p text:style-name="P1">LPF</text:p>
          <draw:enhanced-geometry svg:viewBox="0 0 21600 21600" draw:type="rectangle" draw:enhanced-path="M 0 0 L 21600 0 21600 21600 0 21600 0 0 Z N"/>
        </draw:custom-shape>
        <draw:custom-shape draw:style-name="gr10" draw:text-style-name="P1" xml:id="id20" draw:id="id20" draw:layer="layout" svg:width="1.27cm" svg:height="1.27cm" svg:x="17.51cm" svg:y="3.54cm">
          <text:p text:style-name="P1">LPF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svg:x1="18.78cm" svg:y1="4.175cm" svg:x2="20.05cm" svg:y2="4.176cm" draw:start-shape="id20" draw:start-glue-point="1" draw:end-shape="id15" draw:end-glue-point="3" svg:d="M18780 4175h635v1h635" svg:viewBox="0 0 1271 2">
          <text:p/>
        </draw:connector>
        <draw:connector draw:style-name="gr11" draw:text-style-name="P8" draw:layer="layout" svg:x1="18.78cm" svg:y1="5.445cm" svg:x2="20.05cm" svg:y2="5.446cm" draw:start-shape="id21" draw:start-glue-point="1" draw:end-shape="id17" draw:end-glue-point="3" svg:d="M18780 5445h635v1h635" svg:viewBox="0 0 1271 2">
          <text:p/>
        </draw:connector>
        <draw:g xml:id="id10" draw:id="id10">
          <draw:glue-point draw:id="4" svg:x="5cm" svg:y="-3.496cm"/>
          <draw:glue-point draw:id="5" svg:x="5cm" svg:y="2.496cm"/>
          <draw:glue-point draw:id="6" svg:x="4cm" svg:y="-2cm"/>
          <draw:glue-point draw:id="7" svg:x="5cm" svg:y="-3cm"/>
          <draw:glue-point draw:id="8" svg:x="-1cm" svg:y="-3cm"/>
          <draw:glue-point draw:id="9" svg:x="5cm" svg:y="-3.496cm" draw:escape-direction="right"/>
          <draw:glue-point draw:id="10" svg:x="5cm" svg:y="-5cm"/>
          <draw:custom-shape draw:style-name="gr12" draw:text-style-name="P1" draw:layer="layout" svg:width="1.27cm" svg:height="1.27cm" svg:x="20.05cm" svg:y="12.43cm">
            <draw:glue-point draw:id="4" svg:x="5cm" svg:y="-3cm" draw:escape-direction="right"/>
            <draw:glue-point draw:id="5" svg:x="5cm" svg:y="2.496cm" draw:escape-direction="right"/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13" draw:text-style-name="P5" draw:layer="layout" svg:x1="20.177cm" svg:y1="13.135cm" svg:x2="21.193cm" svg:y2="12.571cm">
            <text:p/>
          </draw:line>
          <draw:custom-shape draw:style-name="gr14" draw:text-style-name="P8" draw:layer="layout" svg:width="0.127cm" svg:height="0.142cm" svg:x="20.176cm" svg:y="12.994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14" draw:text-style-name="P8" draw:layer="layout" svg:width="0.127cm" svg:height="0.141cm" svg:x="21.065cm" svg:y="12.57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14" draw:text-style-name="P8" draw:layer="layout" svg:width="0.127cm" svg:height="0.141cm" svg:x="21.065cm" svg:y="13.417cm">
            <text:p/>
            <draw:enhanced-geometry svg:viewBox="0 0 21600 21600" draw:glue-points="10800 0 3163 3163 0 10800 3163 18437 10800 21600 18437 18437 21600 10800 18437 3163" draw:text-areas="3163 3163 18437 18437" draw:mirror-vertical="true" draw:mirror-horizontal="true" draw:type="ellipse" draw:enhanced-path="U 10800 10800 10800 10800 0 360 Z N"/>
          </draw:custom-shape>
          <draw:custom-shape draw:style-name="gr14" draw:text-style-name="P8" draw:layer="layout" svg:width="0.127cm" svg:height="0.142cm" svg:x="21.065cm" svg:y="12.994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frame draw:style-name="gr4" draw:text-style-name="P3" draw:layer="layout" svg:width="2.286cm" svg:height="1.039cm" svg:x="25.638cm" svg:y="13.639cm">
          <draw:text-box>
            <text:p text:style-name="P2"><text:span text:style-name="T1">SKY13317</text:span></text:p>
          </draw:text-box>
        </draw:frame>
        <draw:g xml:id="id6" draw:id="id6">
          <draw:glue-point draw:id="4" svg:x="-5cm" svg:y="-3.5cm"/>
          <draw:glue-point draw:id="5" svg:x="-5cm" svg:y="2.5cm"/>
          <draw:glue-point draw:id="6" svg:x="-4cm" svg:y="-2cm"/>
          <draw:glue-point draw:id="7" svg:x="-5cm" svg:y="-3cm"/>
          <draw:glue-point draw:id="8" svg:x="1cm" svg:y="-3cm"/>
          <draw:glue-point draw:id="9" svg:x="-5cm" svg:y="-3.5cm" draw:escape-direction="left"/>
          <draw:glue-point draw:id="10" svg:x="-5.007cm" svg:y="-5.003cm"/>
          <draw:custom-shape draw:style-name="gr12" draw:text-style-name="P1" draw:layer="layout" svg:width="1.27cm" svg:height="1.27cm" svg:x="18.145cm" svg:y="12.43cm">
            <draw:glue-point draw:id="4" svg:x="-5cm" svg:y="-3cm" draw:escape-direction="left"/>
            <draw:glue-point draw:id="5" svg:x="-5cm" svg:y="2.5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" draw:text-style-name="P5" draw:layer="layout" svg:x1="19.288cm" svg:y1="13.135cm" svg:x2="18.272cm" svg:y2="12.571cm">
            <text:p/>
          </draw:line>
          <draw:custom-shape draw:style-name="gr14" draw:text-style-name="P8" draw:layer="layout" svg:width="0.127cm" svg:height="0.142cm" svg:x="19.161cm" svg:y="12.994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14" draw:text-style-name="P8" draw:layer="layout" svg:width="0.127cm" svg:height="0.141cm" svg:x="18.272cm" svg:y="12.57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14" draw:text-style-name="P8" draw:layer="layout" svg:width="0.127cm" svg:height="0.141cm" svg:x="18.272cm" svg:y="13.417cm">
            <text:p/>
  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  </draw:custom-shape>
          <draw:custom-shape draw:style-name="gr14" draw:text-style-name="P8" draw:layer="layout" svg:width="0.127cm" svg:height="0.142cm" svg:x="18.272cm" svg:y="12.994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</draw:g>
        <draw:frame draw:style-name="gr4" draw:text-style-name="P3" draw:layer="layout" svg:width="2.286cm" svg:height="1.039cm" svg:x="17.891cm" svg:y="13.639cm">
          <draw:text-box>
            <text:p text:style-name="P2"><text:span text:style-name="T1">SKY13317</text:span></text:p>
          </draw:text-box>
        </draw:frame>
        <draw:g xml:id="id2" draw:id="id2">
          <draw:glue-point draw:id="4" svg:x="-5cm" svg:y="-3.5cm"/>
          <draw:glue-point draw:id="5" svg:x="-5cm" svg:y="2.5cm"/>
          <draw:glue-point draw:id="6" svg:x="-4cm" svg:y="-2cm"/>
          <draw:glue-point draw:id="7" svg:x="-5cm" svg:y="-3cm"/>
          <draw:glue-point draw:id="8" svg:x="1cm" svg:y="-3cm"/>
          <draw:glue-point draw:id="9" svg:x="-5cm" svg:y="-3.5cm" draw:escape-direction="left"/>
          <draw:glue-point draw:id="10" svg:x="-5.007cm" svg:y="-5.003cm"/>
          <draw:custom-shape draw:style-name="gr12" draw:text-style-name="P1" draw:layer="layout" svg:width="1.27cm" svg:height="1.27cm" svg:x="16.24cm" svg:y="12.431cm">
            <draw:glue-point draw:id="4" svg:x="-5cm" svg:y="-3cm" draw:escape-direction="left"/>
            <draw:glue-point draw:id="5" svg:x="-5cm" svg:y="2.5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" draw:text-style-name="P5" draw:layer="layout" svg:x1="17.383cm" svg:y1="13.136cm" svg:x2="16.367cm" svg:y2="12.572cm">
            <text:p/>
          </draw:line>
          <draw:custom-shape draw:style-name="gr14" draw:text-style-name="P8" draw:layer="layout" svg:width="0.127cm" svg:height="0.142cm" svg:x="17.256cm" svg:y="12.995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14" draw:text-style-name="P8" draw:layer="layout" svg:width="0.127cm" svg:height="0.141cm" svg:x="16.367cm" svg:y="12.57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14" draw:text-style-name="P8" draw:layer="layout" svg:width="0.127cm" svg:height="0.141cm" svg:x="16.367cm" svg:y="13.418cm">
            <text:p/>
  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  </draw:custom-shape>
        </draw:g>
        <draw:g xml:id="id4" draw:id="id4">
          <draw:glue-point draw:id="4" svg:x="5cm" svg:y="-3.496cm"/>
          <draw:glue-point draw:id="5" svg:x="5cm" svg:y="2.496cm"/>
          <draw:glue-point draw:id="6" svg:x="4cm" svg:y="-2cm"/>
          <draw:glue-point draw:id="7" svg:x="5cm" svg:y="-3cm"/>
          <draw:glue-point draw:id="8" svg:x="-1cm" svg:y="-3cm"/>
          <draw:glue-point draw:id="9" svg:x="5cm" svg:y="-3.496cm" draw:escape-direction="right"/>
          <draw:glue-point draw:id="10" svg:x="5cm" svg:y="-5cm"/>
          <draw:custom-shape draw:style-name="gr12" draw:text-style-name="P1" draw:layer="layout" svg:width="1.27cm" svg:height="1.27cm" svg:x="11.16cm" svg:y="12.431cm">
            <draw:glue-point draw:id="4" svg:x="5cm" svg:y="-3cm" draw:escape-direction="right"/>
            <draw:glue-point draw:id="5" svg:x="5cm" svg:y="2.496cm" draw:escape-direction="right"/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13" draw:text-style-name="P5" draw:layer="layout" svg:x1="11.287cm" svg:y1="13.136cm" svg:x2="12.303cm" svg:y2="12.572cm">
            <text:p/>
          </draw:line>
          <draw:custom-shape draw:style-name="gr14" draw:text-style-name="P8" draw:layer="layout" svg:width="0.127cm" svg:height="0.142cm" svg:x="11.286cm" svg:y="12.995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14" draw:text-style-name="P8" draw:layer="layout" svg:width="0.127cm" svg:height="0.141cm" svg:x="12.175cm" svg:y="12.57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14" draw:text-style-name="P8" draw:layer="layout" svg:width="0.127cm" svg:height="0.141cm" svg:x="12.175cm" svg:y="13.418cm">
            <text:p/>
            <draw:enhanced-geometry svg:viewBox="0 0 21600 21600" draw:glue-points="10800 0 3163 3163 0 10800 3163 18437 10800 21600 18437 18437 21600 10800 18437 3163" draw:text-areas="3163 3163 18437 18437" draw:mirror-vertical="true" draw:mirror-horizontal="true" draw:type="ellipse" draw:enhanced-path="U 10800 10800 10800 10800 0 360 Z N"/>
          </draw:custom-shape>
        </draw:g>
        <draw:frame draw:style-name="gr4" draw:text-style-name="P3" draw:layer="layout" svg:width="2.413cm" svg:height="1.039cm" svg:x="3.286cm" svg:y="13.766cm">
          <draw:text-box>
            <text:p text:style-name="P2"><text:span text:style-name="T1">SKY13350</text:span></text:p>
          </draw:text-box>
        </draw:frame>
        <draw:g xml:id="id19" draw:id="id19">
          <draw:glue-point draw:id="4" svg:x="5cm" svg:y="-3.496cm"/>
          <draw:glue-point draw:id="5" svg:x="5cm" svg:y="2.496cm"/>
          <draw:glue-point draw:id="6" svg:x="4cm" svg:y="-2cm"/>
          <draw:glue-point draw:id="7" svg:x="5cm" svg:y="-3cm"/>
          <draw:glue-point draw:id="8" svg:x="-1cm" svg:y="-3cm"/>
          <draw:glue-point draw:id="9" svg:x="5cm" svg:y="-3.496cm" draw:escape-direction="right"/>
          <draw:glue-point draw:id="10" svg:x="5cm" svg:y="-5cm"/>
          <draw:custom-shape draw:style-name="gr12" draw:text-style-name="P1" draw:layer="layout" svg:width="1.27cm" svg:height="1.27cm" svg:x="3.54cm" svg:y="12.496cm">
            <draw:glue-point draw:id="4" svg:x="5cm" svg:y="-3cm" draw:escape-direction="right"/>
            <draw:glue-point draw:id="5" svg:x="5cm" svg:y="2.496cm" draw:escape-direction="right"/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13" draw:text-style-name="P5" draw:layer="layout" svg:x1="3.667cm" svg:y1="13.201cm" svg:x2="4.683cm" svg:y2="12.637cm">
            <text:p/>
          </draw:line>
          <draw:custom-shape draw:style-name="gr14" draw:text-style-name="P8" draw:layer="layout" svg:width="0.127cm" svg:height="0.142cm" svg:x="3.666cm" svg:y="13.06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14" draw:text-style-name="P8" draw:layer="layout" svg:width="0.127cm" svg:height="0.141cm" svg:x="4.555cm" svg:y="12.637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14" draw:text-style-name="P8" draw:layer="layout" svg:width="0.127cm" svg:height="0.141cm" svg:x="4.555cm" svg:y="13.483cm">
            <text:p/>
            <draw:enhanced-geometry svg:viewBox="0 0 21600 21600" draw:glue-points="10800 0 3163 3163 0 10800 3163 18437 10800 21600 18437 18437 21600 10800 18437 3163" draw:text-areas="3163 3163 18437 18437" draw:mirror-vertical="true" draw:mirror-horizontal="true" draw:type="ellipse" draw:enhanced-path="U 10800 10800 10800 10800 0 360 Z N"/>
          </draw:custom-shape>
        </draw:g>
        <draw:connector draw:style-name="gr11" draw:text-style-name="P8" draw:layer="layout" draw:line-skew="-4.232cm" svg:x1="4.81cm" svg:y1="12.75cm" svg:x2="13.782cm" svg:y2="10.853cm" draw:start-shape="id19" draw:start-glue-point="7" draw:end-shape="id22" draw:end-glue-point="3" svg:d="M4810 12750h254v-1897h8718" svg:viewBox="0 0 8973 1898">
          <text:p/>
        </draw:connector>
        <draw:custom-shape draw:style-name="gr24" draw:text-style-name="P13" draw:layer="layout" svg:width="3.175cm" svg:height="6.858cm" svg:x="11.795cm" svg:y="2.397cm">
          <text:p text:style-name="P12"><text:span text:style-name="T2">MAX5864</text:span></text:p>
          <draw:enhanced-geometry svg:viewBox="0 0 21600 21600" draw:type="rectangle" draw:enhanced-path="M 0 0 L 21600 0 21600 21600 0 21600 0 0 Z N"/>
        </draw:custom-shape>
        <draw:g xml:id="id24" draw:id="id24">
          <draw:custom-shape draw:style-name="gr25" draw:text-style-name="P14" draw:layer="layout" svg:width="1.27cm" svg:height="1.27cm" svg:x="12.43cm" svg:y="4.81cm">
            <text:p text:style-name="P1"><text:span text:style-name="T5">DA</text:span>C</text:p>
            <draw:enhanced-geometry svg:viewBox="0 0 21600 21600" draw:type="rectangle" draw:enhanced-path="M 0 0 L 21600 0 21600 21600 0 21600 0 0 Z N"/>
          </draw:custom-shape>
          <draw:custom-shape draw:style-name="gr26" draw:text-style-name="P14" draw:layer="layout" svg:width="1.27cm" svg:height="0.635cm" draw:transform="rotate (-1.5706217938697) translate (14.335cm 4.8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23" draw:id="id23">
          <draw:custom-shape draw:style-name="gr25" draw:text-style-name="P14" draw:layer="layout" svg:width="1.27cm" svg:height="1.27cm" svg:x="12.43cm" svg:y="3.54cm">
            <text:p text:style-name="P1"><text:span text:style-name="T5">DA</text:span>C</text:p>
            <draw:enhanced-geometry svg:viewBox="0 0 21600 21600" draw:type="rectangle" draw:enhanced-path="M 0 0 L 21600 0 21600 21600 0 21600 0 0 Z N"/>
          </draw:custom-shape>
          <draw:custom-shape draw:style-name="gr26" draw:text-style-name="P14" draw:layer="layout" svg:width="1.27cm" svg:height="0.635cm" draw:transform="rotate (-1.5706217938697) translate (14.335cm 3.5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onnector draw:style-name="gr11" draw:text-style-name="P8" draw:layer="layout" svg:x1="14.335cm" svg:y1="4.175cm" svg:x2="17.51cm" svg:y2="4.175cm" draw:start-shape="id23" draw:start-glue-point="1" draw:end-shape="id20" draw:end-glue-point="3" svg:d="M14335 4175h3175" svg:viewBox="0 0 3176 1">
          <text:p/>
        </draw:connector>
        <draw:connector draw:style-name="gr11" draw:text-style-name="P8" draw:layer="layout" svg:x1="14.335cm" svg:y1="5.445cm" svg:x2="17.51cm" svg:y2="5.445cm" draw:start-shape="id24" draw:start-glue-point="1" draw:end-shape="id21" draw:end-glue-point="3" svg:d="M14335 5445h3175" svg:viewBox="0 0 3176 1">
          <text:p/>
        </draw:connector>
        <draw:frame draw:style-name="gr27" draw:text-style-name="P10" draw:layer="layout" svg:width="2.54cm" svg:height="0.889cm" svg:x="14.843cm" svg:y="3.54cm">
          <draw:text-box>
            <text:p text:style-name="P9"><text:span text:style-name="T2">TXBBI</text:span></text:p>
          </draw:text-box>
        </draw:frame>
        <draw:custom-shape draw:style-name="gr28" draw:text-style-name="P1" xml:id="id26" draw:id="id26" draw:layer="layout" svg:width="2.54cm" svg:height="2.54cm" svg:x="7.35cm" svg:y="3.54cm">
          <draw:glue-point draw:id="4" svg:x="5cm" svg:y="2.5cm"/>
          <text:p text:style-name="P1">CPLD</text:p>
          <draw:enhanced-geometry svg:viewBox="0 0 21600 21600" draw:type="rectangle" draw:enhanced-path="M 0 0 L 21600 0 21600 21600 0 21600 0 0 Z N"/>
        </draw:custom-shape>
        <draw:custom-shape draw:style-name="gr28" draw:text-style-name="P1" xml:id="id25" draw:id="id25" draw:layer="layout" svg:width="2.54cm" svg:height="2.54cm" svg:x="2.27cm" svg:y="3.54cm">
          <draw:glue-point draw:id="5" svg:x="5cm" svg:y="2.5cm"/>
          <text:p text:style-name="P1">CPU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svg:x1="4.81cm" svg:y1="4.81cm" svg:x2="7.35cm" svg:y2="4.81cm" draw:start-shape="id25" draw:start-glue-point="1" draw:end-shape="id26" draw:end-glue-point="3" svg:d="M4810 4810h2540" svg:viewBox="0 0 2541 1">
          <text:p/>
        </draw:connector>
        <draw:frame draw:style-name="gr29" draw:text-style-name="P10" draw:layer="layout" svg:width="3.048cm" svg:height="1.673cm" svg:x="4.683cm" svg:y="4.175cm">
          <draw:text-box>
            <text:p text:style-name="P9"><text:span text:style-name="T2">SGPIO0...7</text:span></text:p>
            <text:p text:style-name="P9"><text:span text:style-name="T2">SGPIO9...15</text:span></text:p>
          </draw:text-box>
        </draw:frame>
        <draw:custom-shape draw:style-name="gr10" draw:text-style-name="P1" xml:id="id27" draw:id="id27" draw:layer="layout" svg:width="1.27cm" svg:height="1.27cm" svg:x="2.27cm" svg:y="7.35cm">
          <draw:glue-point draw:id="4" svg:x="5cm" svg:y="-3cm"/>
          <draw:glue-point draw:id="5" svg:x="5cm" svg:y="3cm"/>
          <text:p text:style-name="P1">CLK</text:p>
          <draw:enhanced-geometry svg:viewBox="0 0 21600 21600" draw:type="rectangle" draw:enhanced-path="M 0 0 L 21600 0 21600 21600 0 21600 0 0 Z N"/>
        </draw:custom-shape>
        <draw:connector draw:style-name="gr30" draw:text-style-name="P8" draw:layer="layout" svg:x1="3.54cm" svg:y1="7.985cm" svg:x2="9.89cm" svg:y2="5.445cm" draw:start-shape="id27" draw:start-glue-point="1" draw:end-shape="id26" draw:end-glue-point="4" svg:d="M3540 7985h6851v-2540h-501" svg:viewBox="0 0 6852 2541">
          <text:p/>
        </draw:connector>
        <draw:connector draw:style-name="gr30" draw:text-style-name="P8" draw:layer="layout" svg:x1="3.54cm" svg:y1="7.985cm" svg:x2="13.382cm" svg:y2="6.08cm" draw:start-shape="id27" draw:start-glue-point="1" draw:end-shape="id24" draw:end-glue-point="2" svg:d="M3540 7985h9842v-1905" svg:viewBox="0 0 9843 1906">
          <text:p/>
        </draw:connector>
        <draw:connector draw:style-name="gr11" draw:text-style-name="P8" draw:layer="layout" draw:line-skew="0.916cm" svg:x1="9.89cm" svg:y1="4.81cm" svg:x2="12.43cm" svg:y2="4.175cm" draw:start-shape="id26" draw:start-glue-point="1" draw:end-shape="id23" draw:end-glue-point="3" svg:d="M9890 4810h2159v-635h381" svg:viewBox="0 0 2541 636">
          <text:p/>
        </draw:connector>
        <draw:connector draw:style-name="gr11" draw:text-style-name="P8" draw:layer="layout" draw:line-skew="0.916cm" svg:x1="9.89cm" svg:y1="4.81cm" svg:x2="12.43cm" svg:y2="5.445cm" draw:start-shape="id26" draw:start-glue-point="1" draw:end-shape="id24" draw:end-glue-point="3" svg:d="M9890 4810h2159v635h381" svg:viewBox="0 0 2541 636">
          <text:p/>
        </draw:connector>
        <draw:frame draw:style-name="gr15" draw:text-style-name="P10" draw:layer="layout" svg:width="2.159cm" svg:height="1.199cm" svg:x="9.89cm" svg:y="4.175cm">
          <draw:text-box>
            <text:p text:style-name="P9"><text:span text:style-name="T2">DD0...9</text:span></text:p>
          </draw:text-box>
        </draw:frame>
        <draw:connector draw:style-name="gr30" draw:text-style-name="P8" draw:layer="layout" draw:line-skew="1.277cm" svg:x1="3.54cm" svg:y1="7.604cm" svg:x2="4.81cm" svg:y2="5.445cm" draw:start-shape="id27" draw:start-glue-point="4" draw:end-shape="id25" draw:end-glue-point="5" svg:d="M3540 7604h3048v-2159h-1778" svg:viewBox="0 0 3049 2160">
          <text:p/>
        </draw:connector>
        <draw:frame draw:style-name="gr31" draw:text-style-name="P10" draw:layer="layout" svg:width="1.905cm" svg:height="0.762cm" svg:x="8.874cm" svg:y="7.35cm">
          <draw:text-box>
            <text:p text:style-name="P9"><text:span text:style-name="T2">GCK1</text:span></text:p>
          </draw:text-box>
        </draw:frame>
        <draw:frame draw:style-name="gr31" draw:text-style-name="P10" draw:layer="layout" svg:width="3.048cm" svg:height="0.762cm" svg:x="3.54cm" svg:y="6.969cm">
          <draw:text-box>
            <text:p text:style-name="P9"><text:span text:style-name="T2">SGPIO_CLK</text:span></text:p>
          </draw:text-box>
        </draw:frame>
        <draw:frame draw:style-name="gr27" draw:text-style-name="P10" draw:layer="layout" svg:width="2.54cm" svg:height="0.889cm" svg:x="14.716cm" svg:y="4.937cm">
          <draw:text-box>
            <text:p text:style-name="P9"><text:span text:style-name="T2">TXBBQ</text:span></text:p>
          </draw:text-box>
        </draw:frame>
        <draw:custom-shape draw:style-name="gr23" draw:text-style-name="P1" xml:id="id5" draw:id="id5" draw:layer="layout" svg:width="1.27cm" svg:height="1.27cm" draw:transform="rotate (-1.57131992557049) translate (23.86cm 12.4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1" draw:text-style-name="P8" xml:id="id28" draw:id="id28" draw:layer="layout" draw:line-skew="-0.364cm" svg:x1="21.32cm" svg:y1="12.684cm" svg:x2="22.562cm" svg:y2="11.959cm" draw:start-shape="id10" draw:start-glue-point="7" svg:d="M21320 12684h508v-725h734" svg:viewBox="0 0 1243 726">
          <text:p/>
        </draw:connector>
        <draw:connector draw:style-name="gr11" draw:text-style-name="P8" draw:layer="layout" draw:line-skew="1.157cm" svg:x1="25.892cm" svg:y1="12.684cm" svg:x2="22.562cm" svg:y2="11.959cm" draw:start-shape="id7" draw:start-glue-point="7" draw:end-shape="id28" draw:end-glue-point="3" svg:d="M25892 12684h-508v-725h-2822" svg:viewBox="0 0 3331 726">
          <text:p/>
        </draw:connector>
        <draw:frame draw:style-name="gr32" draw:text-style-name="P3" draw:layer="layout" svg:width="3.683cm" svg:height="1.015cm" svg:x="5.953cm" svg:y="16.241cm">
          <draw:text-box>
            <text:p text:style-name="P2"><text:span text:style-name="T1">VCO 85...4200 MHz</text:span></text:p>
          </draw:text-box>
        </draw:frame>
        <draw:frame draw:style-name="gr33" draw:text-style-name="P3" draw:layer="layout" svg:width="2.286cm" svg:height="0.645cm" svg:x="7.477cm" svg:y="6.019cm">
          <draw:text-box>
            <text:p text:style-name="P2"><text:span text:style-name="T1">XC2C64A</text:span></text:p>
          </draw:text-box>
        </draw:frame>
        <draw:frame draw:style-name="gr4" draw:text-style-name="P3" draw:layer="layout" svg:width="2.667cm" svg:height="1.039cm" svg:x="2.524cm" svg:y="6.08cm">
          <draw:text-box>
            <text:p text:style-name="P2"><text:span text:style-name="T1">LPC4320</text:span></text:p>
          </draw:text-box>
        </draw:frame>
        <draw:g xml:id="id8" draw:id="id8">
          <draw:glue-point draw:id="4" svg:x="-1.666cm" svg:y="-1.25cm"/>
          <draw:glue-point draw:id="5" svg:x="1.666cm" svg:y="-1.25cm"/>
          <draw:glue-point draw:id="6" svg:x="0cm" svg:y="-2.5cm"/>
          <draw:glue-point draw:id="7" svg:x="0cm" svg:y="0cm"/>
          <draw:custom-shape draw:style-name="gr34" draw:text-style-name="P15" draw:layer="layout" svg:width="0.762cm" svg:height="0.762cm" svg:x="27.797cm" svg:y="12.684cm">
            <text:p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5" draw:text-style-name="P16" draw:layer="layout" svg:x1="27.797cm" svg:y1="13.7cm" svg:x2="28.559cm" svg:y2="13.7cm">
            <text:p/>
          </draw:line>
          <draw:line draw:style-name="gr35" draw:text-style-name="P16" draw:layer="layout" svg:x1="28.178cm" svg:y1="13.446cm" svg:x2="28.178cm" svg:y2="13.7cm">
            <text:p/>
          </draw:line>
          <draw:custom-shape draw:style-name="gr36" draw:text-style-name="P15" draw:layer="layout" svg:width="0.254cm" svg:height="0.254cm" svg:x="28.051cm" svg:y="12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4" draw:text-style-name="P15" draw:layer="layout" svg:width="0.762cm" svg:height="0.762cm" svg:x="27.797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3" draw:layer="layout" svg:width="2.286cm" svg:height="0.645cm" svg:x="2.016cm" svg:y="8.61cm">
          <draw:text-box>
            <text:p text:style-name="P2"><text:span text:style-name="T1">Si5351</text:span></text:p>
          </draw:text-box>
        </draw:frame>
        <draw:frame draw:style-name="gr37" draw:text-style-name="P17" draw:layer="layout" svg:width="2.032cm" svg:height="0.646cm" svg:x="14.97cm" svg:y="5.699cm">
          <draw:text-box>
            <text:p><text:span text:style-name="T6">-11 dB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21:45:27.254000000</meta:creation-date>
    <dc:date>2019-07-06T09:42:04.949000000</dc:date>
    <meta:editing-duration>P7DT9H48M2S</meta:editing-duration>
    <meta:editing-cycles>36</meta:editing-cycles>
    <meta:generator>LibreOffice/6.2.4.2$Windows_X86_64 LibreOffice_project/2412653d852ce75f65fbfa83fb7e7b669a126d64</meta:generator>
    <meta:print-date>2019-07-02T08:14:23.147000000</meta:print-date>
    <meta:document-statistic meta:object-count="155"/>
  </office:meta>
</office:document-meta>
</file>